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  <style:font-face style:name="CG Times (W1)" svg:font-family="CG Times (W1)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P20" style:parent-style-name="Normal" style:family="paragraph">
      <style:text-properties fo:language="en" fo:country="US"/>
    </style:style>
    <style:style style:name="P21" style:parent-style-name="code" style:family="paragraph">
      <style:text-properties fo:language="en" fo:country="US"/>
    </style:style>
    <style:style style:name="P2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Paragraphedeliste" style:family="paragraph"/>
    <style:style style:name="P24" style:parent-style-name="Paragraphedeliste" style:family="paragraph"/>
    <style:style style:name="P25" style:parent-style-name="Normal" style:family="paragraph">
      <style:paragraph-properties fo:break-before="page"/>
    </style:style>
    <style:style style:name="P26" style:parent-style-name="Paragraphedeliste" style:family="paragraph"/>
    <style:style style:name="P27" style:parent-style-name="code" style:family="paragraph">
      <style:paragraph-properties fo:text-indent="0.4916in"/>
      <style:text-properties fo:language="en" fo:country="US"/>
    </style:style>
    <style:style style:name="P28" style:parent-style-name="Paragraphedeliste" style:family="paragraph"/>
    <style:style style:name="P29" style:parent-style-name="code" style:family="paragraph">
      <style:paragraph-properties fo:text-indent="0.4916in"/>
      <style:text-properties fo:language="en" fo:country="US"/>
    </style:style>
    <style:style style:name="P30" style:parent-style-name="code" style:family="paragraph">
      <style:text-properties fo:language="en" fo:country="US"/>
    </style:style>
    <style:style style:name="P31" style:parent-style-name="Normal" style:family="paragraph">
      <style:paragraph-properties fo:break-before="page" fo:margin-bottom="0in" fo:line-height="100%"/>
    </style:style>
  </office:automatic-styles>
  <office:body>
    <office:text text:use-soft-page-breaks="true">
      <text:p text:style-name="P1">Plateforme JavaEE</text:p>
      <text:p text:style-name="Sous-titre">Formation JavaEE + AngularJS - Exercices</text:p>
      <text:h text:style-name="Titre1" text:outline-level="1">Partie 1 : JavaEE back End.</text:h>
      <text:h text:style-name="Titre2" text:outline-level="2">Jax-RS</text:h>
      <text:h text:style-name="Titre3" text:outline-level="3">Exercice 1 :</text:h>
      <text:p text:style-name="Normal">On souhaite créer un service d’authentification et de récupération d’information d’un utilisateur (<text:span text:style-name="code-keyword">UserService</text:span>). Lobject servi <text:s/>par ce service est User :</text:p>
      <text:p text:style-name="console">User</text:p>
      <text:p text:style-name="console">----</text:p>
      <text:p text:style-name="console">username : String</text:p>
      <text:p text:style-name="console">firstname : String</text:p>
      <text:p text:style-name="console">lastname : String</text:p>
      <text:p text:style-name="console">email :String</text:p>
      <text:p text:style-name="console">password :String</text:p>
      <text:p text:style-name="P20"/>
      <text:p text:style-name="Normal">Le service doit fournir 2 méthodes :</text:p>
      <text:p text:style-name="P21">User getUser(username)</text:p>
      <text:p text:style-name="Normal">Cette<text:s/>fonction doit retourner un code HTTP OK<text:s/>(200) en cas de réussite de la recherche, ainsi que l’objet User correspondant.</text:p>
      <text:p text:style-name="code">boolean authenticate(username, password)</text:p>
      <text:p text:style-name="Normal">cette seconde fonction doit retourner un code http OK en cas de réussite de l’authentification, où un code http UNAUTHORIZED (401) en cas d’erreur.</text:p>
      <text:p text:style-name="P22">A faire :</text:p>
      <text:list text:style-name="LFO1" text:continue-numbering="true">
        <text:list-item>
          <text:p text:style-name="P23">Créer le test unitaire qui décrit ce fonctionnement attendu</text:p>
        </text:list-item>
        <text:list-item>
          <text:p text:style-name="P24">Coder le service qui répond à ces tests.<text:s/></text:p>
        </text:list-item>
      </text:list>
      <text:p text:style-name="P25"/>
      <text:soft-page-break/>
      <text:h text:style-name="Titre3" text:outline-level="3">Exercice 2 :</text:h>
      <text:p text:style-name="Normal">Il faut maintenant créer 2 services<text:s/>standard JSON supplémentaires :</text:p>
      <text:list text:style-name="LFO4" text:continue-numbering="true">
        <text:list-item>
          <text:p text:style-name="P26">Liste des utilisateurs sans les mots de passe</text:p>
        </text:list-item>
      </text:list>
      <text:p text:style-name="P27">url : http://localhost:8080/api/user</text:p>
      <text:list text:style-name="LFO4" text:continue-numbering="true">
        <text:list-item>
          <text:p text:style-name="P28">Récupérer un seul utilisateur sans mot de passe.</text:p>
        </text:list-item>
      </text:list>
      <text:p text:style-name="P29">url : http://localhost:8080/api/user/{uid}</text:p>
      <text:p text:style-name="Normal">Il faut pour cela s’appuyer sur la bibliothèque JSON :</text:p>
      <text:p text:style-name="P30">sample01/pom.xml</text:p>
      <text:p text:style-name="console">&lt;dependencies&gt;</text:p>
      <text:p text:style-name="console">...</text:p>
      <text:p text:style-name="console"><text:s text:c="2"/>&lt;dependency&gt;</text:p>
      <text:p text:style-name="console"><text:s text:c="4"/>&lt;groupId&gt;org.json&lt;/groupId&gt;</text:p>
      <text:p text:style-name="console"><text:s text:c="4"/>&lt;artifactId&gt;json&lt;/artifactId&gt;</text:p>
      <text:p text:style-name="console"><text:s text:c="4"/>&lt;version&gt;20090211&lt;/version&gt;</text:p>
      <text:p text:style-name="console"><text:s text:c="2"/>&lt;/dependency&gt;</text:p>
      <text:p text:style-name="console">...</text:p>
      <text:p text:style-name="console">&lt;/dependencies&gt;</text:p>
      <text:p text:style-name="console"/>
      <text:p text:style-name="P31"/>
      <text:h text:style-name="Titre2" text:outline-level="2">JPA</text:h>
      <text:p text:style-name="Normal">Maintenant, nous allons rendre persistante <text:s/>l’entité User pour qu’elle soit stockée dans une base de données <text:s/>MySQL.</text:p>
      <text:p text:style-name="Normal">La configuration de la base de données passe par une data source à déclarer dans le serveur d’application JBoss : sample-ds.xml.</text:p>
      <text:p text:style-name="Normal">Il est également nécessaire de créer un fichier peristence.xm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Lucida Console" svg:font-family="Lucida Console" style:font-family-generic="modern" style:font-pitch="fixed" svg:panose-1="2 11 6 9 4 5 4 2 2 4"/>
    <style:font-face style:name="CG Times (W1)" svg:font-family="CG Times (W1)" style:font-family-generic="roman" style:font-pitch="variable" svg:panose-1="0 0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Policepardéfaut" style:display-name="Police par défaut" style:family="text"/>
    <style:style style:name="code" style:display-name="code" style:family="paragraph" style:parent-style-name="Normal">
      <style:paragraph-properties style:vertical-align="baseline" fo:margin-top="0.1666in" fo:margin-bottom="0.1041in" style:line-height-at-least="0.2083in"/>
      <style:text-properties style:font-name="Courier New" style:font-name-asian="Times New Roman" style:font-name-complex="Arial" style:font-weight-complex="bold" fo:color="#1F497D" fo:font-size="10pt" style:font-size-asian="10pt" style:language-asian="fr" style:country-asian="FR" fo:hyphenate="false"/>
    </style:style>
    <style:style style:name="code-keyword" style:display-name="code-keyword" style:family="text" style:parent-style-name="Policepardéfaut">
      <style:text-properties style:font-name="Courier New" style:font-name-complex="Courier New" fo:font-weight="bold" style:font-weight-asian="bold" fo:font-style="italic" style:font-style-asian="italic" fo:font-size="10pt" style:font-size-asian="10pt" fo:language="en" fo:country="US" style:language-asian="fr" style:country-asian="FR"/>
    </style:style>
    <style:style style:name="console" style:display-name="console" style:family="paragraph" style:parent-style-name="Normal">
      <style:paragraph-properties fo:border-top="0.0069in solid #000000" fo:border-left="0.0625in solid #000000" fo:border-bottom="0.0069in solid #000000" fo:border-right="0.0069in solid #000000" fo:padding="0.0833in" style:shadow="none" style:vertical-align="baseline" fo:margin-top="0.0833in" fo:margin-bottom="0.0833in" fo:line-height="150%" fo:margin-left="0.3937in" fo:margin-right="0.3937in">
        <style:tab-stops>
          <style:tab-stop style:type="left" style:position="0.2423in"/>
          <style:tab-stop style:type="left" style:position="0.8784in"/>
          <style:tab-stop style:type="left" style:position="1.5145in"/>
          <style:tab-stop style:type="left" style:position="2.1506in"/>
          <style:tab-stop style:type="left" style:position="2.7868in"/>
          <style:tab-stop style:type="left" style:position="3.4229in"/>
          <style:tab-stop style:type="left" style:position="4.059in"/>
          <style:tab-stop style:type="left" style:position="4.6951in"/>
          <style:tab-stop style:type="left" style:position="5.3312in"/>
          <style:tab-stop style:type="left" style:position="5.9673in"/>
          <style:tab-stop style:type="left" style:position="6.6034in"/>
          <style:tab-stop style:type="left" style:position="7.2395in"/>
          <style:tab-stop style:type="left" style:position="7.8756in"/>
          <style:tab-stop style:type="left" style:position="8.5118in"/>
          <style:tab-stop style:type="left" style:position="9.1479in"/>
          <style:tab-stop style:type="left" style:position="9.784in"/>
        </style:tab-stops>
      </style:paragraph-properties>
      <style:text-properties style:font-name="Lucida Console" style:font-name-asian="Times New Roman" style:font-name-complex="Courier New" fo:color="#262626" fo:font-size="10.5pt" style:font-size-asian="10.5pt" style:font-size-complex="10.5pt" fo:language="en" fo:country="US" style:language-asian="fr" style:country-asian="FR" fo:hyphenate="false"/>
    </style:style>
    <style:style style:name="note-content" style:display-name="note-content" style:family="paragraph" style:parent-style-name="Normal">
      <style:paragraph-properties fo:keep-with-next="always" fo:keep-together="always" text:number-lines="false" fo:border-top="none" fo:border-left="0.0069in solid #000000" fo:border-bottom="none" fo:border-right="none" fo:padding-top="0in" fo:padding-left="0.0833in" fo:padding-bottom="0in" fo:padding-right="0in" style:shadow="none" fo:margin-top="0.0833in" fo:margin-bottom="0.1666in" fo:line-height="100%" fo:margin-left="0.9847in">
        <style:tab-stops/>
      </style:paragraph-properties>
      <style:text-properties style:font-name-asian="Times New Roman" fo:font-style="italic" style:font-style-asian="italic" style:language-complex="en" style:country-complex="US" fo:hyphenate="false"/>
    </style:style>
    <style:style style:name="note-title" style:display-name="note-title" style:family="paragraph" style:parent-style-name="note-content">
      <style:paragraph-properties fo:margin-bottom="0in"/>
      <style:text-properties fo:font-weight="bold" style:font-weight-asian="bold" fo:hyphenate="false"/>
    </style:style>
    <style:style style:name="Titre3Car" style:display-name="Titre 3 Car" style:family="text" style:parent-style-name="Policepardéfaut">
      <style:text-properties style:font-name="CG Times (W1)" fo:font-weight="bold" style:font-weight-asian="bold" fo:font-size="12pt" style:font-size-asian="12pt" fo:language="fr" fo:country="FR" style:language-asian="fr" style:country-asian="FR" style:language-complex="ar" style:country-complex="SA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mbria" style:font-name-asian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1" style:display-name="Titre 3 Car1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zh" style:country-asian="TW"/>
    </style:style>
    <style:style style:name="P3" style:parent-style-name="Normal" style:family="paragraph">
      <style:paragraph-properties fo:text-align="end" fo:margin-bottom="0in" fo:line-height="100%"/>
    </style:style>
    <style:style style:name="T4" style:parent-style-name="Policepardéfaut" style:family="text">
      <style:text-properties style:language-asian="zh" style:country-asian="TW"/>
    </style:style>
    <style:style style:name="P5" style:parent-style-name="Normal" style:family="paragraph">
      <style:paragraph-properties fo:margin-bottom="0in" fo:line-height="100%"/>
    </style:style>
    <style:style style:name="T6" style:parent-style-name="Policepardéfaut" style:family="text">
      <style:text-properties fo:color="#FFFFFF"/>
    </style:style>
    <style:style style:name="TableColumn8" style:family="table-column">
      <style:table-column-properties style:column-width="0.368in"/>
    </style:style>
    <style:style style:name="Table7" style:family="table">
      <style:table-properties style:width="0.368in" style:rel-width="5.62%" fo:margin-left="0in" table:align="left"/>
    </style:style>
    <style:style style:name="TableRow9" style:family="table-row">
      <style:table-row-properties style:min-row-height="7.0597in"/>
    </style:style>
    <style:style style:name="TableCell10" style:family="table-cell">
      <style:table-cell-properties fo:border-top="none" fo:border-left="none" fo:border-bottom="0.0069in solid #000000" fo:border-right="none" style:glyph-orientation-vertical="0" fo:padding-top="0in" fo:padding-left="0.075in" fo:padding-bottom="0in" fo:padding-right="0.075in"/>
    </style:style>
    <style:style style:name="P11" style:parent-style-name="En-tête" style:family="paragraph">
      <style:paragraph-properties fo:margin-left="0.0784in" fo:margin-right="0.0784in">
        <style:tab-stops>
          <style:tab-stop style:type="center" style:position="3.0715in"/>
          <style:tab-stop style:type="right" style:position="6.2215in"/>
        </style:tab-stops>
      </style:paragraph-properties>
    </style:style>
    <style:style style:name="T12" style:parent-style-name="Policepardéfaut" style:family="text">
      <style:text-properties style:font-name="Calibri" style:font-name-asian="Calibri" style:font-name-complex="Times New Roman" fo:color="#4F81BD"/>
    </style:style>
    <style:style style:name="T13" style:parent-style-name="Policepardéfaut" style:family="text">
      <style:text-properties style:font-name="Calibri" style:font-name-asian="Calibri" style:font-name-complex="Times New Roman"/>
    </style:style>
    <style:style style:name="TableRow14" style:family="table-row">
      <style:table-row-properties/>
    </style:style>
    <style:style style:name="TableCell15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T16" style:parent-style-name="Policepardéfaut" style:family="text">
      <style:text-properties style:font-name="Calibri" style:font-name-asian="Calibri" style:font-name-complex="Times New Roman" fo:color="#4F81BD" fo:font-size="20pt" style:font-size-asian="20pt" style:font-size-complex="20pt"/>
    </style:style>
    <style:style style:name="TableRow17" style:family="table-row">
      <style:table-row-properties style:min-row-height="0.5333in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En-tête" style:family="paragraph">
      <style:text-properties style:font-name="Calibri" style:font-name-asian="Calibri" style:font-name-complex="Times New Roman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style:wrap="run-through" style:run-through="foreground" style:writing-mode="lr-tb" style:horizontal-rel="page" style:vertical-rel="page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wrap-option="wrap" fo:border="0.01042in none" fo:padding-top="0in" fo:padding-bottom="0in" fo:padding-left="0.1in" fo:padding-right="0.1in" fo:background-color="#4f81bd" draw:textarea-vertical-align="middle" style:wrap="run-through" style:run-through="foreground" style:writing-mode="lr-tb" draw:opacity="100%" style:horizontal-rel="page" style:vertical-rel="page" style:horizontal-pos="from-left" style:vertical-pos="from-top" draw:auto-grow-width="false" draw:auto-grow-height="true"/>
      <style:paragraph-properties/>
    </style:style>
  </office:automatic-styles>
  <office:master-styles>
    <style:master-page style:name="MP0" style:page-layout-name="PL0">
      <style:header>
        <text:p text:style-name="En-tête"><text:span text:style-name="T2"><draw:frame draw:z-index="251661312" draw:id="id0" draw:style-name="a0" draw:name="Text Box 2" text:anchor-type="paragraph" svg:x="0.98403in" svg:y="0.39861in" svg:width="6.3in" svg:height="0.18681in" style:rel-width="scale" style:rel-height="scale-min"><draw:text-box><text:p text:style-name="P3">Partie 1 : JavaEE back End.</text:p></draw:text-box><svg:desc/></draw:frame></text:span><text:span text:style-name="T4"><draw:frame draw:z-index="251660288" draw:id="id1" draw:style-name="a1" draw:name="Text Box 1" text:anchor-type="paragraph" svg:x="7.28403in" svg:y="0.39861in" svg:width="0.98403in" svg:height="0.18681in" style:rel-width="scale" style:rel-height="scale-min"><draw:text-box><text:p text:style-name="P5"><text:span text:style-name="T6"><text:page-number text:fixed="false">1</text:page-number></text:span></text:p></draw:text-box><svg:desc/></draw:frame></text:span></text:p>
      </style:header>
      <style:footer>
        <table:table table:style-name="Table7">
          <table:table-columns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Chapitre :<text:s/></text:span><text:span text:style-name="T13">Partie 1 : JavaEE back End.</text:span></text:p>
            </table:table-cell>
          </table:table-row>
          <table:table-row table:style-name="TableRow14">
            <table:table-cell table:style-name="TableCell15">
              <text:p text:style-name="Pieddepage"><text:span text:style-name="T16"><text:page-number text:fixed="false">1</text:page-number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ELORME Frédéric</meta:initial-creator>
    <dc:creator>DELORME Frédéric</dc:creator>
    <meta:creation-date>2013-08-01T14:36:00Z</meta:creation-date>
    <dc:date>2013-08-01T14:36:00Z</dc:date>
    <meta:template xlink:href="Normal.dotm" xlink:type="simple"/>
    <meta:editing-cycles>2</meta:editing-cycles>
    <meta:editing-duration>PT1020S</meta:editing-duration>
    <meta:document-statistic meta:page-count="3" meta:paragraph-count="3" meta:word-count="255" meta:character-count="1657" meta:row-count="11" meta:non-whitespace-character-count="1405"/>
  </office:meta>
</office:document-meta>
</file>